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P1" style:family="paragraph" style:parent-style-name="Standard">
      <style:text-properties officeooo:rsid="0011e7a2" officeooo:paragraph-rsid="0011e7a2"/>
    </style:style>
    <style:style style:name="P2" style:family="paragraph" style:parent-style-name="Standard">
      <style:text-properties officeooo:rsid="0012ca5d" officeooo:paragraph-rsid="0012ca5d"/>
    </style:style>
    <style:style style:name="P3" style:family="paragraph" style:parent-style-name="Standard">
      <style:text-properties officeooo:rsid="0017ba2e" officeooo:paragraph-rsid="0017ba2e"/>
    </style:style>
    <style:style style:name="P4" style:family="paragraph" style:parent-style-name="Standard">
      <style:text-properties officeooo:rsid="001c24cd" officeooo:paragraph-rsid="001c24cd"/>
    </style:style>
    <style:style style:name="P5" style:family="paragraph" style:parent-style-name="Standard">
      <style:text-properties officeooo:rsid="0023a2ce" officeooo:paragraph-rsid="0023a2ce"/>
    </style:style>
    <style:style style:name="P6" style:family="paragraph" style:parent-style-name="Standard">
      <style:text-properties officeooo:rsid="002d271f" officeooo:paragraph-rsid="002d271f"/>
    </style:style>
    <style:style style:name="P7" style:family="paragraph" style:parent-style-name="Standard">
      <style:text-properties officeooo:rsid="003195cc" officeooo:paragraph-rsid="003195cc"/>
    </style:style>
    <style:style style:name="P8" style:family="paragraph" style:parent-style-name="Standard">
      <style:text-properties officeooo:rsid="00384a80" officeooo:paragraph-rsid="00384a80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12ca5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1<text:span text:style-name="T1"> </text:span>Limites </text:p>
      <text:p text:style-name="P1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9"><draw:frame draw:style-name="fr1" draw:name="Objeto1" text:anchor-type="as-char" svg:y="-0.681cm" svg:width="4.447cm" svg:height="1.12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10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2">3.1.1 Limites à esquerda e à direita</text:p>
      <text:p text:style-name="P2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9"><draw:frame draw:style-name="fr1" draw:name="Objeto2" text:anchor-type="as-char" svg:y="-1.374cm" svg:width="4.531cm" svg:height="2.612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2.A1" office:value-type="string">
              <text:p text:style-name="P10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3">3.2 Derivadas</text:p>
      <text:p text:style-name="P3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9"><draw:frame draw:style-name="fr1" draw:name="Objeto3" text:anchor-type="as-char" svg:y="-2.152cm" svg:width="2.723cm" svg:height="4.17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3.A1" office:value-type="string">
              <text:p text:style-name="P10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4">3.2.1 Derivadas superiores</text:p>
      <text:p text:style-name="P4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9"><draw:frame draw:style-name="fr1" draw:name="Objeto4" text:anchor-type="as-char" svg:y="-2.478cm" svg:width="2.561cm" svg:height="4.805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4.A1" office:value-type="string">
              <text:p text:style-name="P10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5">3.2.2 Derivadas Trigonométricas</text:p>
      <text:p text:style-name="P5"/>
      <table:table table:name="Tabela5" table:style-name="Tabela5">
        <table:table-column table:style-name="Tabela5.A"/>
        <table:table-column table:style-name="Tabela5.B"/>
        <table:table-header-rows>
          <text:soft-page-break/>
          <table:table-row>
            <table:table-cell table:style-name="Tabela5.A1" office:value-type="string">
              <text:p text:style-name="P9"><draw:frame draw:style-name="fr1" draw:name="Objeto5" text:anchor-type="as-char" svg:y="-2.842cm" svg:width="3.993cm" svg:height="5.533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5.A1" office:value-type="string">
              <text:p text:style-name="P10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6">3.3 Integrais</text:p>
      <text:p text:style-name="P6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9"><draw:frame draw:style-name="fr1" draw:name="Objeto6" text:anchor-type="as-char" svg:y="-1.579cm" svg:width="6.973cm" svg:height="3.00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6.A1" office:value-type="string">
              <text:p text:style-name="P10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7">3.3.1 Integrais trigonométricas</text:p>
      <text:p text:style-name="P7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9"><draw:frame draw:style-name="fr1" draw:name="Objeto7" text:anchor-type="as-char" svg:y="-2.138cm" svg:width="9.908cm" svg:height="4.126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7.A1" office:value-type="string">
              <text:p text:style-name="P10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8">3.3.2 Integrais definidas</text:p>
      <text:p text:style-name="P8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9"><draw:frame draw:style-name="fr1" draw:name="Objeto8" text:anchor-type="as-char" svg:y="-1.286cm" svg:width="4.501cm" svg:height="2.506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8.A1" office:value-type="string">
              <text:p text:style-name="P10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0:15:52.296000000</meta:creation-date>
    <meta:generator>LibreOffice/5.1.3.2$Windows_x86 LibreOffice_project/644e4637d1d8544fd9f56425bd6cec110e49301b</meta:generator>
    <dc:date>2016-07-10T16:56:00.616000000</dc:date>
    <meta:editing-duration>PT2H18M55S</meta:editing-duration>
    <meta:editing-cycles>34</meta:editing-cycles>
    <meta:document-statistic meta:table-count="8" meta:image-count="0" meta:object-count="8" meta:page-count="2" meta:paragraph-count="24" meta:word-count="33" meta:character-count="211" meta:non-whitespace-character-count="193"/>
  </office:meta>
</office:document-meta>
</file>

<file path=Object 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2</mn>
          </mrow>
        </munder>
        <mfrac>
          <mrow>
            <mn>1</mn>
            <mo stretchy="false">+</mo>
            <msup>
              <mi>x</mi>
              <mn>2</mn>
            </msup>
          </mrow>
          <mrow>
            <mn>1</mn>
            <mo stretchy="false">−</mo>
            <msup>
              <mi>x</mi>
              <mn>2</mn>
            </msup>
          </mrow>
        </mfrac>
      </mrow>
      <mo stretchy="false">=</mo>
      <mfrac>
        <mrow>
          <mo stretchy="false">−</mo>
          <mn>5</mn>
        </mrow>
        <mn>3</mn>
      </mfrac>
      <mo stretchy="false">=</mo>
      <mrow>
        <mo stretchy="false">−</mo>
        <mn>1,667</mn>
      </mrow>
    </mrow>
    <annotation encoding="StarMath 5.0">lim from{ x rightarrow 2 } { { 1 + x^2 } over { 1 - x^2 } } = -5 over 3 = -1,667
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sup>
                    <mn>3</mn>
                    <mtext>+</mtext>
                  </msup>
                </mrow>
              </munder>
              <mfrac>
                <mi>x</mi>
                <mrow>
                  <mi>x</mi>
                  <mo stretchy="false">−</mo>
                  <mn>3</mn>
                </mrow>
              </mfrac>
            </mrow>
            <mo stretchy="false">=</mo>
            <mi mathvariant="normal">∞</mi>
          </mrow>
        </mtd>
      </mtr>
      <mtr>
        <mtd>
          <mrow/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3</mn>
                    <mtext>-</mtext>
                  </msup>
                </mrow>
              </munder>
              <mfrac>
                <mrow>
                  <mi>x</mi>
                  <mo stretchy="false">+</mo>
                  <mn>1</mn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  <mn>3</mn>
                </msup>
              </mfrac>
            </mrow>
            <mo stretchy="false">=</mo>
            <mfrac>
              <mrow>
                <mo stretchy="false">−</mo>
                <mn>1</mn>
              </mrow>
              <mn>4</mn>
            </mfrac>
            <mo stretchy="false">=</mo>
            <mrow>
              <mo stretchy="false">−</mo>
              <mn>0,25</mn>
            </mrow>
          </mrow>
        </mtd>
      </mtr>
    </mtable>
    <annotation encoding="StarMath 5.0">lim from{ x rightarrow 3^"+" } { x over { x - 3 } } = infinity newline newline
lim from{ x rightarrow 3^"-" } { { x + 1 } over { (x - 3)^3 } } = -1 over 4 = -0,25</annotation>
  </semantics>
</math>
</file>

<file path=Object 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sup>
                <mi>x</mi>
                <mn>2</mn>
              </msup>
              <mo stretchy="false">+</mo>
              <mn>3</mn>
            </mrow>
            <mi>x</mi>
          </mrow>
        </mtd>
      </mtr>
      <mtr>
        <mtd>
          <mrow>
            <mrow>
              <mfrac>
                <mrow>
                  <mo stretchy="false">∂</mo>
                  <mi>f</mi>
                </mrow>
                <mrow>
                  <mo stretchy="false">∂</mo>
                  <mi>x</mi>
                </mrow>
              </mfrac>
              <mo stretchy="false">=</mo>
              <mn>4</mn>
            </mrow>
            <mrow>
              <mi>x</mi>
              <mo stretchy="false">+</mo>
              <mn>3</mn>
            </mrow>
          </mrow>
        </mtd>
      </mtr>
      <mtr>
        <mtd>
          <mrow/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row>
                  <mn>3</mn>
                  <mo stretchy="false">−</mo>
                  <mi>x</mi>
                </mrow>
              </mfrac>
            </mrow>
          </mrow>
        </mtd>
      </mtr>
      <mtr>
        <mtd>
          <mrow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frac>
              <mn>1</mn>
              <msup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f( x ) = 2x^2 + 3x newline
{ partial f } over { partial x } = 4x + 3 newline newline
f( x ) = 1 over { 3 - x } newline
{ partial f } over { partial x } = 1 over { (x - 3)^2 }</annotation>
  </semantics>
</math>
</file>

<file path=Object 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row>
                  <mn>3</mn>
                  <mo stretchy="false">−</mo>
                  <mi>x</mi>
                </mrow>
              </mfrac>
            </mrow>
          </mrow>
        </mtd>
      </mtr>
      <mtr>
        <mtd>
          <mrow>
            <mfrac>
              <mrow>
                <msup>
                  <mo stretchy="false">∂</mo>
                  <mn>2</mn>
                </msup>
                <mi>f</mi>
              </mrow>
              <mrow>
                <mo stretchy="false">∂</mo>
                <msup>
                  <mi>x</mi>
                  <mn>2</mn>
                </msup>
              </mrow>
            </mfrac>
            <mo stretchy="false">=</mo>
            <mfrac>
              <mrow>
                <mo stretchy="false">−</mo>
                <mn>2</mn>
              </mrow>
              <msup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  <mn>3</mn>
              </msup>
            </mfrac>
          </mrow>
        </mtd>
      </mtr>
      <mtr>
        <mtd>
          <mrow/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−</mo>
                <mfrac>
                  <mn>1</mn>
                  <mi>x</mi>
                </mfrac>
              </mrow>
            </mrow>
          </mrow>
        </mtd>
      </mtr>
      <mtr>
        <mtd>
          <mrow>
            <mfrac>
              <mrow>
                <msup>
                  <mo stretchy="false">∂</mo>
                  <mn>2</mn>
                </msup>
                <mi>f</mi>
              </mrow>
              <mrow>
                <mo stretchy="false">∂</mo>
                <msup>
                  <mi>x</mi>
                  <mn>2</mn>
                </msup>
              </mrow>
            </mfrac>
            <mo stretchy="false">=</mo>
            <mfrac>
              <mrow>
                <mo stretchy="false">−</mo>
                <mn>2</mn>
              </mrow>
              <msup>
                <mi>x</mi>
                <mn>3</mn>
              </msup>
            </mfrac>
          </mrow>
        </mtd>
      </mtr>
    </mtable>
    <annotation encoding="StarMath 5.0">f( x ) = 1 over { 3 - x } newline
{ partial^2 f } over { partial x^2 } = -2 over (x - 3)^3 newline newline
f( x ) = x - 1 over x newline
{ partial^2 f } over { partial x^2 } = -2 over x^3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frac>
                <mrow>
                  <mo stretchy="false">∂</mo>
                  <mi>f</mi>
                </mrow>
                <mrow>
                  <mo stretchy="false">∂</mo>
                  <mi>x</mi>
                </mrow>
              </mfrac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o stretchy="false">∂</mo>
                  <mi>f</mi>
                </mrow>
                <mrow>
                  <mo stretchy="false">∂</mo>
                  <mi>x</mi>
                </mrow>
              </mfrac>
              <mo stretchy="false">=</mo>
              <mrow>
                <mrow>
                  <mo stretchy="false">−</mo>
                  <mn>2</mn>
                </mrow>
                <mo stretchy="false">⋅</mo>
                <mi mathvariant="italic">sen</mi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tan</mi>
            </mrow>
            <mrow>
              <mo fence="true" stretchy="false">(</mo>
              <mrow>
                <mrow>
                  <mn>3</mn>
                  <mrow>
                    <mi>x</mi>
                    <mo stretchy="false">+</mo>
                    <mn>5</mn>
                  </mrow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o stretchy="false">∂</mo>
                  <mi>f</mi>
                </mrow>
                <mrow>
                  <mo stretchy="false">∂</mo>
                  <mi>x</mi>
                </mrow>
              </mfrac>
              <mo stretchy="false">=</mo>
              <mrow>
                <mn>3</mn>
                <mo stretchy="false">⋅</mo>
                <mi>tan</mi>
              </mrow>
            </mrow>
            <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+</mo>
                        <mn>5</mn>
                      </mrow>
                    </mrow>
                  </mrow>
                  <mo fence="true" stretchy="false">)</mo>
                </mrow>
                <mn>2</mn>
              </msup>
              <mo stretchy="false">+</mo>
              <mn>3</mn>
            </mrow>
          </mrow>
        </mtd>
      </mtr>
    </mtable>
    <annotation encoding="StarMath 5.0">f( x ) = sen( x ) newline
{ partial f } over { partial x } = cos( x ) newline newline
f( x ) = cos( 2x ) newline
{ partial f } over { partial x } = -2 cdot sen( 2x )  newline newline
f( x ) = tan( 3x + 5 ) newline
{ partial f } over { partial x } = 3 cdot tan( 3x + 5 )^2 + 3 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o stretchy="false">∫</mo>
              <mrow>
                <msqrt>
                  <mi>x</mi>
                </msqrt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i>x</mi>
                      </mrow>
                    </mrow>
                    <mo fence="true" stretchy="false">)</mo>
                  </mrow>
                  <mn>2</mn>
                </msup>
              </mrow>
            </mrow>
            <mo stretchy="false">∂</mo>
            <mrow>
              <mi>x</mi>
              <mo stretchy="false">=</mo>
              <mfrac>
                <mrow>
                  <mn>2</mn>
                  <msup>
                    <mi>x</mi>
                    <mfrac>
                      <mn>3</mn>
                      <mn>2</mn>
                    </mfrac>
                  </msup>
                  <mrow>
                    <mo fence="true" stretchy="false">(</mo>
                    <mrow>
                      <mrow>
                        <mn>15</mn>
                        <mrow>
                          <msup>
                            <mi>x</mi>
                            <mn>2</mn>
                          </msup>
                          <mo stretchy="false">−</mo>
                          <mn>42</mn>
                        </mrow>
                        <mrow>
                          <mi>x</mi>
                          <mo stretchy="false">+</mo>
                          <mn>35</mn>
                        </mrow>
                      </mrow>
                    </mrow>
                    <mo fence="true" stretchy="false">)</mo>
                  </mrow>
                </mrow>
                <mn>105</mn>
              </mfrac>
            </mrow>
          </mrow>
        </mtd>
      </mtr>
      <mtr>
        <mtd>
          <mrow/>
        </mtd>
      </mtr>
      <mtr>
        <mtd>
          <mrow>
            <mrow>
              <mo stretchy="false">∫</mo>
              <mfrac>
                <mrow>
                  <mn>2</mn>
                  <mrow>
                    <msup>
                      <mi>x</mi>
                      <mn>4</mn>
                    </msup>
                    <mo stretchy="false">−</mo>
                    <mn>3</mn>
                  </mrow>
                  <mrow>
                    <msup>
                      <mi>x</mi>
                      <mn>3</mn>
                    </msup>
                    <mo stretchy="false">+</mo>
                    <mn>5</mn>
                  </mrow>
                </mrow>
                <mrow>
                  <mn>7</mn>
                  <msup>
                    <mi>x</mi>
                    <mn>2</mn>
                  </msup>
                </mrow>
              </mfrac>
            </mrow>
            <mo stretchy="false">∂</mo>
            <mrow>
              <mi>x</mi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n>4</mn>
                        </mrow>
                        <mrow>
                          <msup>
                            <mi>x</mi>
                            <mn>4</mn>
                          </msup>
                          <mo stretchy="false">+</mo>
                          <mn>9</mn>
                        </mrow>
                        <mrow>
                          <msup>
                            <mi>x</mi>
                            <mn>3</mn>
                          </msup>
                          <mo stretchy="false">+</mo>
                          <mn>30</mn>
                        </mrow>
                      </mrow>
                    </mrow>
                    <mo fence="true" stretchy="false">)</mo>
                  </mrow>
                </mrow>
                <mrow>
                  <mn>42</mn>
                  <mi>x</mi>
                </mrow>
              </mfrac>
            </mrow>
          </mrow>
        </mtd>
      </mtr>
    </mtable>
    <annotation encoding="StarMath 5.0">int { sqrt {x} (1 - x)^2 } partial x = {2x^{3 over 2} (15x^2 - 42x + 35)} over 105 newline newline
int { { 2x^4 - 3x^3 + 5 } over {7x^2} } partial x = -(-4x^4 + 9x^3 + 30) over{42x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o stretchy="false">∫</mo>
              <mrow>
                <mo fence="true" stretchy="false">(</mo>
                <mrow>
                  <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 stretchy="false">∂</mo>
            <mrow>
              <mi>x</mi>
              <mo stretchy="false">=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n>2</mn>
              </mfrac>
            </mrow>
          </mrow>
        </mtd>
      </mtr>
      <mtr>
        <mtd>
          <mrow/>
        </mtd>
      </mtr>
      <mtr>
        <mtd>
          <mrow>
            <mrow>
              <mo stretchy="false">∫</mo>
              <mrow>
                <mo fence="true" stretchy="false">(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+</mo>
                            <mn>2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 stretchy="false">∂</mo>
            <mrow>
              <mi>x</mi>
              <mo stretchy="false">=</mo>
              <mfrac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+</mo>
                          <mn>2</mn>
                        </mrow>
                      </mrow>
                    </mrow>
                    <mo fence="true" stretchy="false">)</mo>
                  </mrow>
                </mrow>
                <mn>3</mn>
              </mfrac>
            </mrow>
          </mrow>
        </mtd>
      </mtr>
      <mtr>
        <mtd>
          <mrow/>
        </mtd>
      </mtr>
      <mtr>
        <mtd>
          <mrow>
            <mrow>
              <mo stretchy="false">∫</mo>
              <mrow>
                <mo fence="true" stretchy="false">(</mo>
                <mrow>
                  <mrow>
                    <mrow>
                      <mn>3</mn>
                      <mo stretchy="false">⋅</mo>
                      <mi>cos</mi>
                    </mrow>
                    <mrow>
                      <mrow>
                        <mo fence="true" stretchy="false">(</mo>
                        <mrow>
                          <mrow>
                            <mi>x</mi>
                            <mi mathvariant="normal">π</mi>
                          </mrow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3</mn>
                          <mi>x</mi>
                          <mi mathvariant="normal">π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 stretchy="false">∂</mo>
            <mrow>
              <mi>x</mi>
              <mo stretchy="false">=</mo>
              <mfrac>
                <mrow>
                  <mn>4</mn>
                  <mrow>
                    <mo fence="true" stretchy="false">(</mo>
                    <mrow>
                      <mrow>
                        <mrow>
                          <mn>3</mn>
                          <mo stretchy="false">⋅</mo>
                          <mi mathvariant="italic">sen</mi>
                        </mrow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i mathvariant="normal">π</mi>
                              </mrow>
                            </mrow>
                            <mo fence="true" stretchy="false">)</mo>
                          </mrow>
                          <mo stretchy="false">−</mo>
                          <mi mathvariant="italic">sen</mi>
                        </mrow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i mathvariant="normal">π</mi>
                              </mrow>
                            </mrow>
                            <mo fence="true" stretchy="false">)</mo>
                          </mrow>
                          <mn>3</mn>
                        </msup>
                      </mrow>
                    </mrow>
                    <mo fence="true" stretchy="false">)</mo>
                  </mrow>
                </mrow>
                <mrow>
                  <mn>3</mn>
                  <mi mathvariant="normal">π</mi>
                </mrow>
              </mfrac>
            </mrow>
          </mrow>
        </mtd>
      </mtr>
    </mtable>
    <annotation encoding="StarMath 5.0">int ( cos(2x) ) partial x = {sen(2x)} over 2 newline newline
int ( sen(3x + 2) ) partial x = {-cos(3x + 2)} over 3 newline newline
int ( 3 cdot cos(x %pi) + cos(3x %pi) ) partial x = {4 (3 cdot sen(x %pi) - sen(x %pi)^3)} over {3 %pi}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underover>
                <mo stretchy="false">∫</mo>
                <mn>0</mn>
                <mn>2</mn>
              </munderover>
              <mfrac>
                <mrow>
                  <mn>2</mn>
                  <mi>x</mi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  <mn>2</mn>
                </msup>
              </mfrac>
            </mrow>
            <mo stretchy="false">∂</mo>
            <mrow>
              <mi>x</mi>
              <mo stretchy="false">=</mo>
              <mrow>
                <mn>4</mn>
                <mo stretchy="false">−</mo>
                <mi>log</mi>
              </mrow>
            </mrow>
            <mrow>
              <mo fence="true" stretchy="false">(</mo>
              <mrow>
                <mn>9</mn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ubsup>
                <mo stretchy="false">∫</mo>
                <mn>0</mn>
                <mn>1</mn>
              </msubsup>
              <mrow>
                <mo fence="true" stretchy="false">(</mo>
                <mrow>
                  <mrow>
                    <mrow>
                      <mn>1</mn>
                      <mo stretchy="false">−</mo>
                      <mn>2</mn>
                    </mrow>
                    <mrow>
                      <mi>x</mi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row>
                <mo fence="true" stretchy="false">)</mo>
              </mrow>
            </mrow>
            <mo stretchy="false">∂</mo>
            <mrow>
              <mi>x</mi>
              <mo stretchy="false">=</mo>
              <mrow>
                <mo stretchy="false">−</mo>
                <mn>1</mn>
              </mrow>
            </mrow>
          </mrow>
        </mtd>
      </mtr>
    </mtable>
    <annotation encoding="StarMath 5.0">int from 0 to 2 { {2x} over {(x - 3)^2} } partial x = 4 - log(9) newline newline
int_0^1 ( 1 - 2x - 3x^2 ) partial x = -1</annotation>
  </semantics>
</math>
</file>